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1A4B89633B2DA5DA43B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7.905cm" svg:height="9.815cm" svg:x="0.453cm" svg:y="0.503cm">
          <draw:image xlink:href="Pictures/10000001000004AA000001A4B89633B2DA5DA43B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8.81cm" fo:page-height="10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9:12:33.649817406</dc:date>
    <meta:editing-duration>PT23M59S</meta:editing-duration>
    <meta:editing-cycles>10</meta:editing-cycles>
    <meta:generator>LibreOffice/7.3.5.2$Linux_X86_64 LibreOffice_project/30$Build-2</meta:generator>
    <meta:document-statistic meta:object-count="1"/>
  </office:meta>
</office:document-meta>
</file>